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386in" svg:x="1.4087in" svg:y="2.7004in">
            <draw:object draw:notify-on-update-of-ranges="Sheet1.B3:Sheet1.B8 Sheet1.C3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Li(x)</text:p>
          </table:table-cell>
          <table:table-cell office:value-type="string" calcext:value-type="string">
            <text:p>Li(x) f(xi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office:value-type="float" office:value="-0.21372" calcext:value-type="float">
            <text:p>-0.2137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84147" calcext:value-type="float">
            <text:p>0.841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0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40296" calcext:value-type="float">
            <text:p>1.40296</text:p>
          </table:table-cell>
          <table:table-cell table:formula="of:=(([.$C$11]-[.B6])/([.B5]-[.B6]))*(([.$C$11]-[.B7])/([.B5]-[.B7]))" office:value-type="float" office:value="-0.28" calcext:value-type="float">
            <text:p>-0.28</text:p>
          </table:table-cell>
          <table:table-cell table:formula="of:=[.D5]*[.C5]" office:value-type="float" office:value="-0.3928288" calcext:value-type="float">
            <text:p>-0.39282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60244" calcext:value-type="float">
            <text:p>1.60244</text:p>
          </table:table-cell>
          <table:table-cell table:formula="of:=(([.$C$11]-[.B5])/([.B6]-[.B5]))*(([.$C$11]-[.B7])/([.B6]-[.B7]))" office:value-type="float" office:value="1.12" calcext:value-type="float">
            <text:p>1.12</text:p>
          </table:table-cell>
          <table:table-cell table:formula="of:=[.D6]*[.C6]" office:value-type="float" office:value="1.7947328" calcext:value-type="float">
            <text:p>1.79473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.23973" calcext:value-type="float">
            <text:p>1.23973</text:p>
          </table:table-cell>
          <table:table-cell table:formula="of:=(([.$C$11]-[.B5])/([.B7]-[.B5]))*(([.$C$11]-[.B6])/([.B7]-[.B6]))" office:value-type="float" office:value="0.16" calcext:value-type="float">
            <text:p>0.16</text:p>
          </table:table-cell>
          <table:table-cell table:formula="of:=[.D7]*[.C7]" office:value-type="float" office:value="0.1983568" calcext:value-type="float">
            <text:p>0.198356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0.62949" calcext:value-type="float">
            <text:p>0.62949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=</text:p>
          </table:table-cell>
          <table:table-cell office:value-type="float" office:value="2.3" calcext:value-type="float">
            <text:p>2.3</text:p>
          </table:table-cell>
          <table:table-cell table:style-name="Default"/>
          <table:table-cell table:style-name="Default" office:value-type="string" calcext:value-type="string">
            <text:p>Function approximated to a point is the sum of function valued on xi by Lagrange polynomi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<text:span text:style-name="T1">nd</text:span> grade Polynomial Lagrange</text:p>
          </table:table-cell>
          <table:table-cell table:style-name="Default" table:number-columns-repeated="3"/>
          <table:table-cell table:style-name="ce1" office:value-type="string" calcext:value-type="string">
            <text:p>f2(a)=</text:p>
          </table:table-cell>
          <table:table-cell table:style-name="ce1" table:formula="of:=SUM([.E5:.E7])" office:value-type="float" office:value="1.6002608" calcext:value-type="float">
            <text:p>1.6002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3:00:41.487665641</meta:creation-date>
    <dc:date>2024-11-29T03:15:10.474490418</dc:date>
    <meta:editing-duration>PT14M24S</meta:editing-duration>
    <meta:editing-cycles>14</meta:editing-cycles>
    <meta:generator>LibreOffice/24.2.6.2$Linux_X86_64 LibreOffice_project/420$Build-2</meta:generator>
    <meta:document-statistic meta:table-count="1" meta:cell-count="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066cm" svg:y="4.192cm" style:legend-expansion="high" chart:style-name="ch2"/>
        <chart:plot-area chart:style-name="ch3" table:cell-range-address="Sheet1.B3:Sheet1.C8" svg:x="0.319cm" svg:y="0.179cm" svg:width="12.428cm" svg:height="8.631cm">
          <chart:coordinate-region svg:x="1.184cm" svg:y="0.381cm" svg:width="11.319cm" svg:height="8.22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3:Sheet1.C8" chart:class="chart:scatter">
            <chart:domain table:cell-range-address="Sheet1.B3:Sheet1.B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B3:Sheet1.B8</svg:desc>
                </draw:g>
              </table:table-cell>
              <table:table-cell office:value-type="float" office:value="-0.21372">
                <text:p>-0.21372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4147">
                <text:p>0.84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40296">
                <text:p>1.4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0244">
                <text:p>1.60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23973">
                <text:p>1.23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2949">
                <text:p>0.6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